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start="" draw:marker-end="رؤوس_20_الأسهم_20_1" draw:textarea-vertical-align="middle"/>
    </style:style>
    <style:style style:name="gr8" style:family="graphic" style:parent-style-name="standard">
      <style:graphic-properties draw:marker-end="رؤوس_20_الأسهم_20_1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10" style:family="graphic" style:parent-style-name="standard">
      <style:graphic-properties draw:marker-start="" draw:marker-end="رؤوس_20_الأسهم_20_1"/>
    </style:style>
    <style:style style:name="gr11" style:family="graphic" style:parent-style-name="standard">
      <style:graphic-properties draw:marker-end="رؤوس_20_الأسهم_20_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1" draw:layer="layout" svg:width="9cm" svg:height="5.1cm" svg:x="13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5.6cm" svg:y="9.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9cm" svg:height="1.6cm" svg:x="24.1cm" svg:y="6.9cm">
          <text:p text:style-name="P1"><text:span text:style-name="T1">Source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5cm" svg:height="2.4cm" svg:x="18.9cm" svg:y="6.5cm">
          <text:p text:style-name="P1"><text:span text:style-name="T1">Lex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5cm" svg:height="1cm" svg:x="6.2cm" svg:y="10.5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4cm" svg:y1="7cm" svg:x2="8.4cm" svg:y2="9.5cm">
          <text:p/>
        </draw:line>
        <draw:custom-shape draw:style-name="gr3" draw:text-style-name="P2" xml:id="id8" draw:id="id8" draw:layer="layout" svg:width="2.9cm" svg:height="1.6cm" svg:x="1cm" svg:y="6.9cm">
          <text:p text:style-name="P1"><text:span text:style-name="T1">Executable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4.1cm" svg:y1="7.7cm" svg:x2="21.4cm" svg:y2="7.7cm" draw:start-shape="id1" draw:start-glue-point="3" draw:end-shape="id2" draw:end-glue-point="1" svg:d="m24100 7700h-2700" svg:viewBox="0 0 2701 1">
          <text:p/>
        </draw:connector>
        <draw:connector draw:style-name="gr8" draw:text-style-name="P1" draw:layer="layout" svg:x1="18.9cm" svg:y1="7.7cm" svg:x2="16.5cm" svg:y2="7.7cm" draw:start-shape="id2" draw:start-glue-point="3" draw:end-shape="id3" draw:end-glue-point="1" svg:d="m18900 7700h-2400" svg:viewBox="0 0 2401 1">
          <text:p/>
        </draw:connector>
        <draw:connector draw:style-name="gr8" draw:text-style-name="P1" draw:layer="layout" svg:x1="13.8cm" svg:y1="7.7cm" svg:x2="10.7cm" svg:y2="11cm" draw:start-shape="id3" draw:start-glue-point="3" draw:end-shape="id4" draw:end-glue-point="1" svg:d="m13800 7700h-1550v3300h-1550" svg:viewBox="0 0 3101 3301">
          <text:p/>
        </draw:connector>
        <draw:custom-shape draw:style-name="gr4" draw:text-style-name="P2" xml:id="id3" draw:id="id3" draw:layer="layout" svg:width="2.7cm" svg:height="2.4cm" svg:x="13.8cm" svg:y="6.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539cm" svg:height="0.683cm" svg:x="22.271cm" svg:y="7.721cm">
          <draw:text-box>
            <text:p><text:span text:style-name="T2">Chars</text:span></text:p>
          </draw:text-box>
        </draw:frame>
        <draw:frame draw:style-name="gr9" draw:text-style-name="P3" draw:layer="layout" svg:width="1.738cm" svg:height="0.683cm" svg:x="16.873cm" svg:y="7.721cm">
          <draw:text-box>
            <text:p><text:span text:style-name="T2">Tokens</text:span></text:p>
          </draw:text-box>
        </draw:frame>
        <draw:frame draw:style-name="gr9" draw:text-style-name="P4" draw:layer="layout" svg:width="3.304cm" svg:height="1.221cm" svg:x="9.007cm" svg:y="7.336cm">
          <draw:text-box>
            <text:p><text:span text:style-name="T1"><text:s/>/</text:span><text:span text:style-name="T1">Parsed data</text:span></text:p>
            <text:p><text:span text:style-name="T1">Parsing events</text:span></text:p>
          </draw:text-box>
        </draw:frame>
        <draw:custom-shape draw:style-name="gr5" draw:text-style-name="P2" draw:layer="layout" svg:width="4.5cm" svg:height="1cm" svg:x="6.1cm" svg:y="10.6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.5cm" svg:height="1cm" svg:x="6cm" svg:y="10.7cm"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856cm" svg:height="0.725cm" svg:x="6.848cm" svg:y="9.714cm">
          <draw:text-box>
            <text:p><text:span text:style-name="T1">Build Library</text:span></text:p>
          </draw:text-box>
        </draw:frame>
        <draw:custom-shape draw:style-name="gr2" draw:text-style-name="P1" draw:layer="layout" svg:width="5.7cm" svg:height="2.4cm" svg:x="5.6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cm" svg:height="1cm" svg:x="6.2cm" svg:y="5.2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1cm" svg:x="6.1cm" svg:y="5.3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5cm" svg:height="1cm" svg:x="6cm" svg:y="5.4cm"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856cm" svg:height="0.725cm" svg:x="6.848cm" svg:y="4.414cm">
          <draw:text-box>
            <text:p><text:span text:style-name="T1">Build Library</text:span></text:p>
          </draw:text-box>
        </draw:frame>
        <draw:custom-shape draw:style-name="gr2" draw:text-style-name="P1" draw:layer="layout" svg:width="5.7cm" svg:height="2.4cm" svg:x="5.6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5cm" svg:height="1cm" svg:x="6.2cm" svg:y="1.9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1cm" svg:x="6.1cm" svg:y="2cm">
          <text:p text:style-name="P1"><text:span text:style-name="T1">معالج المُعرَبات</text:span></text:p>
          <text:p text:style-name="P1"><text:span text:style-name="T1">Parsed Data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4.5cm" svg:height="1cm" svg:x="6cm" svg:y="2.1cm">
          <text:p text:style-name="P1"><text:span text:style-name="T1">Build Handle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881cm" svg:height="0.725cm" svg:x="6.823cm" svg:y="1.114cm">
          <draw:text-box>
            <text:p><text:span text:style-name="T1">Build LIbrary</text:span></text:p>
          </draw:text-box>
        </draw:frame>
        <draw:connector draw:style-name="gr10" draw:text-style-name="P1" draw:layer="layout" svg:x1="13.8cm" svg:y1="7.7cm" svg:x2="10.7cm" svg:y2="5.7cm" draw:start-shape="id3" draw:start-glue-point="3" draw:end-shape="id5" draw:end-glue-point="1" svg:d="m13800 7700h-1550v-2000h-1550" svg:viewBox="0 0 3101 2001">
          <text:p/>
        </draw:connector>
        <draw:connector draw:style-name="gr11" draw:text-style-name="P1" draw:layer="layout" svg:x1="13.8cm" svg:y1="7.7cm" svg:x2="10.7cm" svg:y2="2.4cm" draw:start-shape="id3" draw:start-glue-point="3" draw:end-shape="id6" draw:end-glue-point="1" svg:d="m13800 7700h-1550v-5300h-1550" svg:viewBox="0 0 3101 5301">
          <text:p/>
        </draw:connector>
        <draw:connector draw:style-name="standard" draw:text-style-name="P1" draw:layer="layout" svg:x1="6cm" svg:y1="5.9cm" svg:x2="3.9cm" svg:y2="7.7cm" draw:start-shape="id7" draw:start-glue-point="3" draw:end-shape="id8" draw:end-glue-point="1" svg:d="m6000 5900h-1050v1800h-1050" svg:viewBox="0 0 2101 1801">
          <text:p/>
        </draw:connector>
        <draw:connector draw:style-name="gr11" draw:text-style-name="P1" draw:layer="layout" svg:x1="6cm" svg:y1="11.2cm" svg:x2="3.9cm" svg:y2="7.7cm" draw:start-shape="id9" draw:start-glue-point="3" draw:end-shape="id8" svg:d="m6000 11200h-1050v-3500h-1050" svg:viewBox="0 0 2101 3501">
          <text:p/>
        </draw:connector>
        <draw:connector draw:style-name="standard" draw:text-style-name="P1" draw:layer="layout" svg:x1="6cm" svg:y1="2.6cm" svg:x2="3.9cm" svg:y2="7.7cm" draw:start-shape="id10" draw:start-glue-point="3" draw:end-shape="id8" draw:end-glue-point="1" svg:d="m6000 2600h-1050v5100h-1050" svg:viewBox="0 0 2101 5101">
          <text:p/>
        </draw:connector>
        <draw:frame draw:style-name="gr9" draw:text-style-name="P5" draw:layer="layout" svg:width="1.721cm" svg:height="0.878cm" svg:x="16.927cm" svg:y="4.964cm">
          <draw:text-box>
            <text:p><text:span text:style-name="T3">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رؤوس_20_الأسهم_20_1" draw:display-name="رؤوس الأسهم 1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KacstArt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08:55:31.676152232</meta:creation-date>
    <dc:date>2014-02-24T18:27:01.276960239</dc:date>
    <meta:editing-duration>PT23H42M53S</meta:editing-duration>
    <meta:editing-cycles>12</meta:editing-cycles>
    <meta:generator>LibreOffice/4.1.5.3$Linux_X86_64 LibreOffice_project/410$Build-3</meta:generator>
    <meta:document-statistic meta:object-count="33"/>
  </office:meta>
</office:document-meta>
</file>